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0.893cm" fo:min-width="13.851cm"/>
    </style:style>
    <style:style style:name="gr2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893cm" fo:min-width="13.851cm"/>
    </style:style>
    <style:style style:name="gr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893cm" fo:min-width="13.851cm"/>
    </style:style>
    <style:style style:name="gr4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893cm" fo:min-width="13.851cm"/>
    </style:style>
    <style:style style:name="gr5" style:family="graphic" style:parent-style-name="standard">
      <style:graphic-properties draw:stroke="none" svg:stroke-color="#000000" draw:fill="none" draw:fill-color="#ffffff" fo:min-height="4.83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33cm" fo:min-width="2.11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65cm" fo:min-width="0.544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51cm" fo:min-width="2.133cm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51cm" fo:min-width="1.498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51cm" fo:min-width="0.609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51cm" fo:min-width="0.99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51cm" fo:min-width="0.863cm" fo:padding-top="0.142cm" fo:padding-bottom="0.142cm" fo:padding-left="0.267cm" fo:padding-right="0.267cm"/>
    </style:style>
    <style:style style:name="gr13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="none" draw:fill-color="#eeeeee" draw:textarea-horizontal-align="justify" draw:textarea-vertical-align="middle" draw:auto-grow-height="false" fo:min-height="0.258cm" fo:min-width="0.516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999999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eeeee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351cm" svg:height="1.143cm" svg:x="0.238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351cm" svg:height="1.143cm" svg:x="0.238cm" svg:y="2.3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351cm" svg:height="1.143cm" svg:x="0.238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.351cm" svg:height="1.143cm" svg:x="0.238cm" svg:y="4.683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429cm" svg:height="5.08cm" svg:x="0.111cm" svg:y="2.397cm">
          <draw:text-box>
            <text:p text:style-name="P5"><text:span text:style-name="T1">Global</text:span></text:p>
            <text:p text:style-name="P5"><text:span text:style-name="T1"/></text:p>
            <text:p text:style-name="P5"><text:span text:style-name="T1">Country</text:span></text:p>
            <text:p text:style-name="P5"><text:span text:style-name="T1"/></text:p>
            <text:p text:style-name="P5"><text:span text:style-name="T1">State</text:span></text:p>
            <text:p text:style-name="P5"><text:span text:style-name="T1"/></text:p>
            <text:p text:style-name="P5"><text:span text:style-name="T1">City</text:span></text:p>
          </draw:text-box>
        </draw:frame>
        <draw:custom-shape draw:style-name="gr6" draw:text-style-name="P8" xml:id="id1" draw:id="id1" draw:layer="layout" svg:width="2.667cm" svg:height="0.635cm" svg:x="2.143cm" svg:y="6.08cm">
          <text:p text:style-name="P7"><text:span text:style-name="T2">Los Angele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524cm" svg:height="0.635cm" svg:x="2.651cm" svg:y="7.35cm">
          <text:p text:style-name="P7"><text:span text:style-name="T2">Al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524cm" svg:height="0.635cm" svg:x="5.699cm" svg:y="7.35cm">
          <text:p text:style-name="P7"><text:span text:style-name="T2">B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524cm" svg:height="0.635cm" svg:x="8.874cm" svg:y="7.35cm">
          <text:p text:style-name="P7"><text:span text:style-name="T2">Al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524cm" svg:height="0.635cm" svg:x="12.938cm" svg:y="7.35cm">
          <text:p text:style-name="P7"><text:span text:style-name="T2">Bokka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4" draw:id="id4" draw:layer="layout" svg:width="2.667cm" svg:height="0.635cm" svg:x="8.366cm" svg:y="6.08cm">
          <text:p text:style-name="P7"><text:span text:style-name="T2">Los Angele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2" draw:id="id2" draw:layer="layout" svg:width="2.032cm" svg:height="0.635cm" svg:x="4.048cm" svg:y="4.937cm">
          <text:p text:style-name="P7"><text:span text:style-name="T2">California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3" draw:id="id3" draw:layer="layout" svg:width="2.667cm" svg:height="0.635cm" svg:x="5.191cm" svg:y="6.08cm">
          <text:p text:style-name="P7"><text:span text:style-name="T2">Santa Monica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5" draw:id="id5" draw:layer="layout" svg:width="2.032cm" svg:height="0.635cm" svg:x="10.398cm" svg:y="4.937cm">
          <text:p text:style-name="P7"><text:span text:style-name="T2">Californi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6" draw:id="id6" draw:layer="layout" svg:width="1.143cm" svg:height="0.635cm" svg:x="11.033cm" svg:y="3.794cm">
          <text:p text:style-name="P7"><text:span text:style-name="T2">USA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7" draw:id="id7" draw:layer="layout" svg:width="1.524cm" svg:height="0.635cm" svg:x="11.541cm" svg:y="2.651cm">
          <text:p text:style-name="P7"><text:span text:style-name="T2">Global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8" draw:id="id8" draw:layer="layout" svg:width="1.397cm" svg:height="0.635cm" svg:x="12.938cm" svg:y="6.08cm">
          <text:p text:style-name="P7"><text:span text:style-name="T2">Tokyo</text:span></text:p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8.112cm" svg:y1="8.112cm" svg:x2="8.112cm" svg:y2="2.397cm">
          <text:p/>
        </draw:line>
        <draw:connector draw:style-name="gr14" draw:text-style-name="P10" draw:layer="layout" draw:type="curve" svg:x1="3.476cm" svg:y1="6.08cm" svg:x2="4.048cm" svg:y2="5.254cm" draw:start-shape="id1" draw:start-glue-point="0" draw:end-shape="id2" svg:d="M3476 6080c0-551 190-826 572-826" svg:viewBox="0 0 573 827">
          <text:p/>
        </draw:connector>
        <draw:connector draw:style-name="gr14" draw:text-style-name="P10" draw:layer="layout" draw:type="curve" svg:x1="6.08cm" svg:y1="5.254cm" svg:x2="6.524cm" svg:y2="6.08cm" draw:start-shape="id2" draw:start-glue-point="1" draw:end-shape="id3" draw:end-glue-point="0" svg:d="M6080 5254c296 0 444 275 444 826" svg:viewBox="0 0 445 827">
          <text:p/>
        </draw:connector>
        <draw:connector draw:style-name="gr14" draw:text-style-name="P10" draw:layer="layout" draw:type="curve" svg:x1="9.699cm" svg:y1="6.08cm" svg:x2="10.398cm" svg:y2="5.254cm" draw:start-shape="id4" draw:start-glue-point="0" draw:end-shape="id5" draw:end-glue-point="3" svg:d="M9699 6080c0-551 233-826 699-826" svg:viewBox="0 0 700 827">
          <text:p/>
        </draw:connector>
        <draw:connector draw:style-name="gr14" draw:text-style-name="P10" draw:layer="layout" draw:type="curve" svg:x1="9.699cm" svg:y1="6.08cm" svg:x2="11.033cm" svg:y2="4.111cm" draw:start-shape="id4" draw:start-glue-point="0" draw:end-shape="id6" draw:end-glue-point="3" svg:d="M9699 6080c0-1313 444-1969 1334-1969" svg:viewBox="0 0 1335 1970">
          <text:p/>
        </draw:connector>
        <draw:connector draw:style-name="gr14" draw:text-style-name="P10" draw:layer="layout" draw:type="curve" svg:x1="9.699cm" svg:y1="6.08cm" svg:x2="11.541cm" svg:y2="2.968cm" draw:start-shape="id4" draw:start-glue-point="0" draw:end-shape="id7" draw:end-glue-point="3" svg:d="M9699 6080c0-2075 614-3112 1842-3112" svg:viewBox="0 0 1843 3113">
          <text:p/>
        </draw:connector>
        <draw:connector draw:style-name="gr14" draw:text-style-name="P10" draw:layer="layout" draw:type="curve" svg:x1="13.065cm" svg:y1="2.968cm" svg:x2="13.636cm" svg:y2="6.08cm" draw:start-shape="id7" draw:start-glue-point="1" draw:end-shape="id8" draw:end-glue-point="0" svg:d="M13065 2968c381 0 571 1037 571 3112" svg:viewBox="0 0 572 3113">
          <text:p/>
        </draw:connector>
        <draw:custom-shape draw:style-name="gr15" draw:text-style-name="P12" draw:layer="layout" svg:width="1.016cm" svg:height="0.508cm" draw:transform="rotate (0.685914396033772) translate (2.686cm 5.327cm)">
          <text:p text:style-name="P11"><text:span text:style-name="T3">10 min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016cm" svg:height="0.508cm" draw:transform="rotate (0.685914396033772) translate (9.671cm 3.168cm)">
          <text:p text:style-name="P11"><text:span text:style-name="T3">24 h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016cm" svg:height="0.508cm" draw:transform="rotate (0.685914396033772) translate (9.798cm 4.036cm)">
          <text:p text:style-name="P11"><text:span text:style-name="T3">2 h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016cm" svg:height="0.508cm" draw:transform="rotate (0.685914396033772) translate (9.798cm 4.925cm)">
          <text:p text:style-name="P11"><text:span text:style-name="T3">10 mi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7:51:44.065249850</meta:creation-date>
    <dc:date>2018-05-02T18:06:02.735774527</dc:date>
    <meta:editing-duration>PT3M37S</meta:editing-duration>
    <meta:editing-cycles>2</meta:editing-cycles>
    <meta:generator>LibreOffice/6.0.3.2$Linux_X86_64 LibreOffice_project/00m0$Build-2</meta:generator>
    <meta:document-statistic meta:object-count="28"/>
  </office:meta>
</office:document-meta>
</file>